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>
      <style:text-properties fo:color="#ff0000"/>
    </style:style>
    <style:style style:name="T4_4" style:family="text">
      <style:text-properties fo:color="#ff0000"/>
    </style:style>
    <style:style style:name="T4_5" style:family="text">
      <style:text-properties fo:color="#ff0000"/>
    </style:style>
    <style:style style:name="T4_6" style:family="text">
      <style:text-properties fo:color="#ff0000"/>
    </style:style>
    <style:style style:name="T4_7" style:family="text">
      <style:text-properties fo:color="#ff0000"/>
    </style:style>
    <style:style style:name="T4_8" style:family="text">
      <style:text-properties fo:color="#ff0000"/>
    </style:style>
    <style:style style:name="T4_9" style:family="text">
      <style:text-properties fo:color="#ff0000"/>
    </style:style>
    <style:style style:name="T4_10" style:family="text">
      <style:text-properties fo:color="#ff0000"/>
    </style:style>
    <style:style style:name="T4_11" style:family="text">
      <style:text-properties fo:color="#ff0000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>
      <style:text-properties fo:color="#ff0000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>
      <style:text-properties fo:color="#ff0000"/>
    </style:style>
    <style:style style:name="T30_4" style:family="text">
      <style:text-properties fo:color="#ff0000"/>
    </style:style>
    <style:style style:name="T30_5" style:family="text">
      <style:text-properties fo:color="#ff0000"/>
    </style:style>
    <style:style style:name="T30_6" style:family="text">
      <style:text-properties fo:color="#ff0000"/>
    </style:style>
    <style:style style:name="T30_7" style:family="text">
      <style:text-properties fo:color="#ff0000"/>
    </style:style>
    <style:style style:name="T30_8" style:family="text">
      <style:text-properties fo:color="#ff0000"/>
    </style:style>
    <style:style style:name="T30_9" style:family="text">
      <style:text-properties fo:color="#ff0000"/>
    </style:style>
    <style:style style:name="T30_10" style:family="text">
      <style:text-properties fo:color="#ff0000"/>
    </style:style>
    <style:style style:name="T30_11" style:family="text">
      <style:text-properties fo:color="#ff0000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>
      <style:text-properties fo:color="#ff0000"/>
    </style:style>
    <style:style style:name="T37_4" style:family="text">
      <style:text-properties fo:color="#ff0000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>
      <style:text-properties fo:color="#ff0000"/>
    </style:style>
    <style:style style:name="T50_4" style:family="text">
      <style:text-properties fo:color="#ff0000"/>
    </style:style>
    <style:style style:name="T50_5" style:family="text">
      <style:text-properties fo:color="#ff0000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>
      <style:text-properties fo:color="#ff0000"/>
    </style:style>
    <style:style style:name="T63_6" style:family="text">
      <style:text-properties fo:color="#ff0000"/>
    </style:style>
    <style:style style:name="T63_7" style:family="text">
      <style:text-properties fo:color="#ff0000"/>
    </style:style>
    <style:style style:name="T63_8" style:family="text">
      <style:text-properties fo:color="#ff0000"/>
    </style:style>
    <style:style style:name="T63_9" style:family="text">
      <style:text-properties fo:color="#ff0000"/>
    </style:style>
    <style:style style:name="T63_10" style:family="text">
      <style:text-properties fo:color="#ff0000"/>
    </style:style>
    <style:style style:name="T63_11" style:family="text">
      <style:text-properties fo:color="#ff0000"/>
    </style:style>
    <style:style style:name="T63_12" style:family="text">
      <style:text-properties fo:color="#ff0000"/>
    </style:style>
    <style:style style:name="T63_13" style:family="text">
      <style:text-properties fo:color="#ff0000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>
      <style:text-properties fo:color="#ff0000"/>
    </style:style>
    <style:style style:name="T71_4" style:family="text">
      <style:text-properties fo:color="#ff0000"/>
    </style:style>
    <style:style style:name="T71_5" style:family="text">
      <style:text-properties fo:color="#ff0000"/>
    </style:style>
    <style:style style:name="T71_6" style:family="text">
      <style:text-properties fo:color="#ff0000"/>
    </style:style>
    <style:style style:name="T71_7" style:family="text">
      <style:text-properties fo:color="#ff0000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>
      <style:text-properties fo:color="#ff0000"/>
    </style:style>
    <style:style style:name="T81_4" style:family="text">
      <style:text-properties fo:color="#ff0000"/>
    </style:style>
    <style:style style:name="T81_5" style:family="text">
      <style:text-properties fo:color="#ff0000"/>
    </style:style>
    <style:style style:name="T81_6" style:family="text">
      <style:text-properties fo:color="#ff0000"/>
    </style:style>
    <style:style style:name="T81_7" style:family="text">
      <style:text-properties fo:color="#ff0000"/>
    </style:style>
    <style:style style:name="T81_8" style:family="text">
      <style:text-properties fo:color="#ff0000"/>
    </style:style>
    <style:style style:name="T81_9" style:family="text">
      <style:text-properties fo:color="#ff0000"/>
    </style:style>
    <style:style style:name="T81_10" style:family="text">
      <style:text-properties fo:color="#ff0000"/>
    </style:style>
    <style:style style:name="T81_11" style:family="text">
      <style:text-properties fo:color="#ff0000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P92" style:family="paragraph" style:parent-style-name="Standard">
      <style:paragraph-properties fo:break-before="auto" fo:text-indent="0cm" fo:line-height="115%" fo:margin-left="1.27cm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>
      <style:text-properties fo:color="#ff0000"/>
    </style:style>
    <style:style style:name="T93_4" style:family="text">
      <style:text-properties fo:color="#ff0000"/>
    </style:style>
    <style:style style:name="T93_5" style:family="text">
      <style:text-properties fo:color="#ff0000"/>
    </style:style>
    <style:style style:name="T93_6" style:family="text">
      <style:text-properties fo:color="#ff0000"/>
    </style:style>
    <style:style style:name="T93_7" style:family="text">
      <style:text-properties fo:color="#ff0000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P101" style:family="paragraph" style:parent-style-name="Standard">
      <style:paragraph-properties fo:break-before="auto" fo:text-indent="1.905cm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P102" style:family="paragraph" style:parent-style-name="Standard">
      <style:paragraph-properties fo:break-before="auto" fo:text-indent="1.905cm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text-indent="3.175cm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P104" style:family="paragraph" style:parent-style-name="Standard">
      <style:paragraph-properties fo:break-before="auto" fo:text-indent="3.175cm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P105" style:family="paragraph" style:parent-style-name="Standard">
      <style:paragraph-properties fo:break-before="auto" fo:text-indent="1.905cm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text-indent="1.905cm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P107" style:family="paragraph" style:parent-style-name="Standard">
      <style:paragraph-properties fo:break-before="auto" fo:text-indent="1.905cm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P108" style:family="paragraph" style:parent-style-name="Standard">
      <style:paragraph-properties fo:break-before="auto" fo:text-indent="1.905cm" fo:line-height="115%" fo:margin-top="0cm" fo:margin-bottom="0cm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>
      <style:text-properties fo:color="#ff0000"/>
    </style:style>
    <style:style style:name="T109_4" style:family="text">
      <style:text-properties fo:color="#ff0000"/>
    </style:style>
    <style:style style:name="T109_5" style:family="text">
      <style:text-properties fo:color="#ff0000"/>
    </style:style>
    <style:style style:name="T109_6" style:family="text">
      <style:text-properties fo:color="#ff0000"/>
    </style:style>
    <style:style style:name="T109_7" style:family="text">
      <style:text-properties fo:color="#ff0000"/>
    </style:style>
    <style:style style:name="T109_8" style:family="text">
      <style:text-properties fo:color="#ff0000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text-indent="1.905cm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P112" style:family="paragraph" style:parent-style-name="Standard">
      <style:paragraph-properties fo:break-before="auto" fo:text-indent="1.905cm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Standard">
      <style:paragraph-properties fo:break-before="auto" fo:text-indent="1.905cm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P114" style:family="paragraph" style:parent-style-name="Standard">
      <style:paragraph-properties fo:break-before="auto" fo:text-indent="3.175cm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P115" style:family="paragraph" style:parent-style-name="Standard">
      <style:paragraph-properties fo:break-before="auto" fo:text-indent="1.905cm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text-indent="1.905cm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break-before="auto" fo:text-indent="0cm" fo:line-height="115%" fo:margin-top="0cm" fo:margin-left="4.445cm" style:writing-mode="lr-tb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P1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Web</text:span><text:span text:style-name="T1_2">:<text:s/></text:span></text:p>
      <text:p text:style-name="P2"/>
      <text:p text:style-name="P3"><text:span text:style-name="T3_1">Primer</text:span><text:span text:style-name="T3_2"><text:s/></text:span><text:span text:style-name="T3_3">Semana</text:span><text:span text:style-name="T3_4">:<text:s/></text:span><text:span text:style-name="T3_5">HTML</text:span><text:span text:style-name="T3_6"><text:s/></text:span><text:span text:style-name="T3_7">y</text:span><text:span text:style-name="T3_8"><text:s/></text:span><text:span text:style-name="T3_9">CSS</text:span></text:p>
      <text:p text:style-name="P4"><text:span text:style-name="T4_1">Lunes</text:span><text:span text:style-name="T4_2">:<text:s/></text:span><text:span text:style-name="T4_3">DON</text:span><text:span text:style-name="T4_4"><text:s/></text:span><text:span text:style-name="T4_5">ALDO</text:span><text:span text:style-name="T4_6"><text:s/></text:span><text:span text:style-name="T4_7">Y</text:span><text:span text:style-name="T4_8"><text:s/></text:span><text:span text:style-name="T4_9">JULIO</text:span><text:span text:style-name="T4_10"><text:s/></text:span><text:span text:style-name="T4_11">CESAR</text:span></text:p>
      <text:list text:style-name="LS1" xml:id="list0">
        <text:list-item>
          <text:p text:style-name="P5"><text:span text:style-name="T5_1">Historia</text:span><text:span text:style-name="T5_2"><text:s/></text:span><text:span text:style-name="T5_3">del</text:span><text:span text:style-name="T5_4"><text:s/></text:span><text:span text:style-name="T5_5">Internet</text:span></text:p>
          <text:list>
            <text:list-item>
              <text:p text:style-name="P6"><text:span text:style-name="T6_1">Navegadores</text:span><text:span text:style-name="T6_2"><text:s/></text:span><text:span text:style-name="T6_3">web</text:span></text:p>
            </text:list-item>
            <text:list-item>
              <text:p text:style-name="P7"><text:span text:style-name="T7_1">Toda</text:span><text:span text:style-name="T7_2"><text:s/></text:span><text:span text:style-name="T7_3">la</text:span><text:span text:style-name="T7_4"><text:s/></text:span><text:span text:style-name="T7_5">mierda</text:span><text:span text:style-name="T7_6"><text:s/></text:span><text:span text:style-name="T7_7">de</text:span><text:span text:style-name="T7_8"><text:s/></text:span><text:span text:style-name="T7_9">historia</text:span><text:span text:style-name="T7_10"><text:s/></text:span><text:span text:style-name="T7_11">que</text:span><text:span text:style-name="T7_12"><text:s/></text:span><text:span text:style-name="T7_13">encuentren</text:span><text:span text:style-name="T7_14"><text:s/></text:span></text:p>
            </text:list-item>
          </text:list>
        </text:list-item>
        <text:list-item>
          <text:p text:style-name="P8"><text:span text:style-name="T8_1">Estándar</text:span><text:span text:style-name="T8_2"><text:s/></text:span><text:span text:style-name="T8_3">Html</text:span></text:p>
        </text:list-item>
        <text:list-item>
          <text:p text:style-name="P9"><text:span text:style-name="T9_1">Sublime</text:span><text:span text:style-name="T9_2"><text:s/></text:span><text:span text:style-name="T9_3">Text</text:span></text:p>
          <text:list>
            <text:list-item>
              <text:p text:style-name="P10"><text:span text:style-name="T10_1">Como</text:span><text:span text:style-name="T10_2"><text:s/></text:span><text:span text:style-name="T10_3">agregar</text:span><text:span text:style-name="T10_4"><text:s/></text:span><text:span text:style-name="T10_5">Plugins</text:span><text:span text:style-name="T10_6"><text:s/></text:span></text:p>
            </text:list-item>
            <text:list-item>
              <text:p text:style-name="P11"><text:span text:style-name="T11_1">Plugins</text:span><text:span text:style-name="T11_2"><text:s/></text:span><text:span text:style-name="T11_3">para</text:span><text:span text:style-name="T11_4"><text:s/></text:span><text:span text:style-name="T11_5">HTML</text:span><text:span text:style-name="T11_6"><text:s/>5<text:s/>(</text:span><text:span text:style-name="T11_7">que</text:span><text:span text:style-name="T11_8"><text:s/></text:span><text:span text:style-name="T11_9">es</text:span><text:span text:style-name="T11_10"><text:s/></text:span><text:span text:style-name="T11_11">y</text:span><text:span text:style-name="T11_12"><text:s/></text:span><text:span text:style-name="T11_13">cómo</text:span><text:span text:style-name="T11_14"><text:s/></text:span><text:span text:style-name="T11_15">funciona</text:span><text:span text:style-name="T11_16"><text:s/></text:span><text:span text:style-name="T11_17">con</text:span><text:span text:style-name="T11_18"><text:s/></text:span><text:span text:style-name="T11_19">ejemplos</text:span><text:span text:style-name="T11_20">)</text:span></text:p>
              <text:list>
                <text:list-item>
                  <text:p text:style-name="P12"><text:span text:style-name="T12_1">emmet</text:span><text:span text:style-name="T12_2"><text:s/></text:span></text:p>
                </text:list-item>
                <text:list-item>
                  <text:p text:style-name="P13"><text:span text:style-name="T13_1">color</text:span><text:span text:style-name="T13_2"><text:s/></text:span><text:span text:style-name="T13_3">picker</text:span></text:p>
                </text:list-item>
                <text:list-item>
                  <text:p text:style-name="P14"><text:span text:style-name="T14_1">AllAutocomplete</text:span></text:p>
                </text:list-item>
                <text:list-item>
                  <text:p text:style-name="P15"><text:span text:style-name="T15_1">Zen</text:span><text:span text:style-name="T15_2"><text:s/></text:span><text:span text:style-name="T15_3">Coding</text:span></text:p>
                </text:list-item>
                <text:list-item>
                  <text:p text:style-name="P16"><text:span text:style-name="T16_1">Trimmer</text:span></text:p>
                </text:list-item>
                <text:list-item>
                  <text:p text:style-name="P17"><text:span text:style-name="T17_1">Los</text:span><text:span text:style-name="T17_2"><text:s/></text:span><text:span text:style-name="T17_3">que</text:span><text:span text:style-name="T17_4"><text:s/></text:span><text:span text:style-name="T17_5">crean</text:span><text:span text:style-name="T17_6"><text:s/></text:span><text:span text:style-name="T17_7">necesarios</text:span><text:span text:style-name="T17_8"><text:s/>…….</text:span></text:p>
                </text:list-item>
              </text:list>
            </text:list-item>
          </text:list>
        </text:list-item>
        <text:list-item>
          <text:p text:style-name="P18"><text:span text:style-name="T18_1">Protocolos</text:span><text:span text:style-name="T18_2"><text:s/></text:span><text:span text:style-name="T18_3">de</text:span><text:span text:style-name="T18_4"><text:s/></text:span><text:span text:style-name="T18_5">internet</text:span></text:p>
        </text:list-item>
      </text:list>
      <text:p text:style-name="P19"><text:span text:style-name="T19_1">Martes</text:span><text:span text:style-name="T19_2">:<text:s/></text:span><text:span text:style-name="T19_3">ARLETTE</text:span></text:p>
      <text:list text:style-name="LS2" xml:id="list14">
        <text:list-item>
          <text:p text:style-name="P20"><text:span text:style-name="T20_1">Estructura</text:span><text:span text:style-name="T20_2"><text:s/></text:span><text:span text:style-name="T20_3">Básica</text:span><text:span text:style-name="T20_4"><text:s/></text:span><text:span text:style-name="T20_5">de</text:span><text:span text:style-name="T20_6"><text:s/></text:span><text:span text:style-name="T20_7">un</text:span><text:span text:style-name="T20_8"><text:s/></text:span><text:span text:style-name="T20_9">archivo</text:span><text:span text:style-name="T20_10"><text:s/></text:span><text:span text:style-name="T20_11">html</text:span></text:p>
        </text:list-item>
      </text:list>
      <text:list text:style-name="LS3" xml:id="list15">
        <text:list-item>
          <text:p text:style-name="P21"><text:span text:style-name="T21_1">Tags</text:span><text:span text:style-name="T21_2"><text:s/></text:span><text:span text:style-name="T21_3">Básicas</text:span><text:span text:style-name="T21_4"><text:s/></text:span><text:span text:style-name="T21_5">de</text:span><text:span text:style-name="T21_6"><text:s/></text:span><text:span text:style-name="T21_7">html</text:span></text:p>
          <text:list>
            <text:list-item>
              <text:p text:style-name="P22"><text:span text:style-name="T22_1">comentarios</text:span></text:p>
            </text:list-item>
            <text:list-item>
              <text:p text:style-name="P23"><text:span text:style-name="T23_1">Etiquetas</text:span><text:span text:style-name="T23_2"><text:s/></text:span><text:span text:style-name="T23_3">básicas</text:span><text:span text:style-name="T23_4">:<text:s text:c="2"/></text:span><text:span text:style-name="T23_5">a</text:span><text:span text:style-name="T23_6">,</text:span><text:span text:style-name="T23_7">p</text:span><text:span text:style-name="T23_8">,</text:span><text:span text:style-name="T23_9">br</text:span><text:span text:style-name="T23_10">,</text:span><text:span text:style-name="T23_11">hr</text:span><text:span text:style-name="T23_12">,</text:span><text:span text:style-name="T23_13">ul</text:span><text:span text:style-name="T23_14">,</text:span><text:span text:style-name="T23_15">h</text:span><text:span text:style-name="T23_16">1,</text:span><text:span text:style-name="T23_17">textarea</text:span><text:span text:style-name="T23_18">,<text:s/></text:span><text:span text:style-name="T23_19">radiobuttons</text:span><text:span text:style-name="T23_20"><text:s/>(</text:span><text:span text:style-name="T23_21">Busquen</text:span><text:span text:style-name="T23_22"><text:s/></text:span><text:span text:style-name="T23_23">más</text:span><text:span text:style-name="T23_24">…..)</text:span></text:p>
            </text:list-item>
          </text:list>
        </text:list-item>
      </text:list>
      <text:p text:style-name="P24"><text:span text:style-name="T24_1"><text:s text:c="6"/>-<text:s text:c="2"/></text:span><text:span text:style-name="T24_2">Tablas</text:span><text:span text:style-name="T24_3"><text:s/></text:span></text:p>
      <text:list text:style-name="LS3" xml:id="list18">
        <text:list-item>
          <text:p text:style-name="P25"><text:span text:style-name="T25_1">Imagenes</text:span><text:span text:style-name="T25_2"><text:s/></text:span><text:span text:style-name="T25_3">y</text:span><text:span text:style-name="T25_4"><text:s/></text:span><text:span text:style-name="T25_5">video</text:span><text:span text:style-name="T25_6"><text:s/></text:span></text:p>
        </text:list-item>
        <text:list-item>
          <text:p text:style-name="P26"><text:span text:style-name="T26_1">Manejo</text:span><text:span text:style-name="T26_2"><text:s/></text:span><text:span text:style-name="T26_3">de</text:span><text:span text:style-name="T26_4"><text:s/></text:span><text:span text:style-name="T26_5">la</text:span><text:span text:style-name="T26_6"><text:s/></text:span><text:span text:style-name="T26_7">pantalla</text:span><text:span text:style-name="T26_8"><text:s/>(</text:span><text:span text:style-name="T26_9">con</text:span><text:span text:style-name="T26_10"><text:s/></text:span><text:span text:style-name="T26_11">ejercicios</text:span><text:span text:style-name="T26_12">)</text:span></text:p>
          <text:list>
            <text:list-item>
              <text:p text:style-name="P27"><text:span text:style-name="T27_1">div</text:span><text:span text:style-name="T27_2"><text:s/></text:span><text:span text:style-name="T27_3">y</text:span><text:span text:style-name="T27_4"><text:s/></text:span><text:span text:style-name="T27_5">tablas</text:span></text:p>
            </text:list-item>
            <text:list-item>
              <text:p text:style-name="P28"><text:span text:style-name="T28_1">pixeles</text:span><text:span text:style-name="T28_2"><text:s/></text:span><text:span text:style-name="T28_3">y</text:span><text:span text:style-name="T28_4"><text:s/></text:span><text:span text:style-name="T28_5">porcentaje</text:span></text:p>
            </text:list-item>
          </text:list>
        </text:list-item>
        <text:list-item>
          <text:p text:style-name="P29"><text:span text:style-name="T29_1">Formularios</text:span><text:span text:style-name="T29_2"><text:s/>(</text:span><text:span text:style-name="T29_3">etiquetas</text:span><text:span text:style-name="T29_4">)</text:span></text:p>
        </text:list-item>
      </text:list>
      <text:p text:style-name="P30"><text:span text:style-name="T30_1">Miércoles</text:span><text:span text:style-name="T30_2">:<text:s/></text:span><text:span text:style-name="T30_3">DON</text:span><text:span text:style-name="T30_4"><text:s/></text:span><text:span text:style-name="T30_5">ALDO</text:span><text:span text:style-name="T30_6"><text:s/></text:span><text:span text:style-name="T30_7">Y</text:span><text:span text:style-name="T30_8"><text:s/></text:span><text:span text:style-name="T30_9">JULIO</text:span><text:span text:style-name="T30_10"><text:s/></text:span><text:span text:style-name="T30_11">CESAR</text:span></text:p>
      <text:list text:style-name="LS4" xml:id="list23">
        <text:list-item>
          <text:p text:style-name="P31"><text:span text:style-name="T31_1">CSS</text:span><text:span text:style-name="T31_2"><text:s/></text:span></text:p>
          <text:list>
            <text:list-item>
              <text:p text:style-name="P32"><text:span text:style-name="T32_1">¿</text:span><text:span text:style-name="T32_2">Que</text:span><text:span text:style-name="T32_3"><text:s/></text:span><text:span text:style-name="T32_4">es</text:span><text:span text:style-name="T32_5">?<text:s/></text:span><text:span text:style-name="T32_6">y</text:span><text:span text:style-name="T32_7"><text:s/></text:span><text:span text:style-name="T32_8">la</text:span><text:span text:style-name="T32_9"><text:s/></text:span><text:span text:style-name="T32_10">teoría</text:span><text:span text:style-name="T32_11"><text:s/></text:span><text:span text:style-name="T32_12">que</text:span><text:span text:style-name="T32_13"><text:s/></text:span><text:span text:style-name="T32_14">quieran</text:span><text:span text:style-name="T32_15"><text:s/></text:span></text:p>
            </text:list-item>
            <text:list-item>
              <text:p text:style-name="P33"><text:span text:style-name="T33_1">Importarlo</text:span><text:span text:style-name="T33_2"><text:s/></text:span><text:span text:style-name="T33_3">desde</text:span><text:span text:style-name="T33_4"><text:s/></text:span><text:span text:style-name="T33_5">el</text:span><text:span text:style-name="T33_6"><text:s/></text:span><text:span text:style-name="T33_7">mismo</text:span><text:span text:style-name="T33_8"><text:s/></text:span><text:span text:style-name="T33_9">archivo</text:span><text:span text:style-name="T33_10"><text:s/></text:span><text:span text:style-name="T33_11">y</text:span><text:span text:style-name="T33_12"><text:s/></text:span><text:span text:style-name="T33_13">desde</text:span><text:span text:style-name="T33_14"><text:s/></text:span><text:span text:style-name="T33_15">otro</text:span></text:p>
            </text:list-item>
            <text:list-item>
              <text:p text:style-name="P34"><text:span text:style-name="T34_1">Diferentes</text:span><text:span text:style-name="T34_2"><text:s/></text:span><text:span text:style-name="T34_3">formas</text:span><text:span text:style-name="T34_4"><text:s/></text:span><text:span text:style-name="T34_5">de</text:span><text:span text:style-name="T34_6"><text:s/></text:span><text:span text:style-name="T34_7">hacer</text:span><text:span text:style-name="T34_8"><text:s/></text:span><text:span text:style-name="T34_9">referencia</text:span><text:span text:style-name="T34_10"><text:s/></text:span><text:span text:style-name="T34_11">a</text:span><text:span text:style-name="T34_12"><text:s/></text:span><text:span text:style-name="T34_13">un</text:span><text:span text:style-name="T34_14"><text:s/></text:span><text:span text:style-name="T34_15">elemento</text:span><text:span text:style-name="T34_16"><text:s/></text:span></text:p>
            </text:list-item>
            <text:list-item>
              <text:p text:style-name="P35"><text:span text:style-name="T35_1">“</text:span><text:span text:style-name="T35_2">Unidades</text:span><text:span text:style-name="T35_3">”,<text:s/></text:span><text:span text:style-name="T35_4">por</text:span><text:span text:style-name="T35_5"><text:s/></text:span><text:span text:style-name="T35_6">ejemplo</text:span><text:span text:style-name="T35_7">:<text:s/></text:span><text:span text:style-name="T35_8">em</text:span><text:span text:style-name="T35_9">,</text:span><text:span text:style-name="T35_10">ex</text:span><text:span text:style-name="T35_11">,<text:s/>%,<text:s/></text:span><text:span text:style-name="T35_12">px</text:span><text:span text:style-name="T35_13">,<text:s/></text:span><text:span text:style-name="T35_14">cm</text:span><text:span text:style-name="T35_15">,<text:s/></text:span><text:span text:style-name="T35_16">pt</text:span><text:span text:style-name="T35_17">,</text:span><text:span text:style-name="T35_18">in</text:span><text:span text:style-name="T35_19">,<text:s/></text:span><text:span text:style-name="T35_20">mm</text:span><text:span text:style-name="T35_21">,<text:s/></text:span><text:span text:style-name="T35_22">etc</text:span></text:p>
            </text:list-item>
            <text:list-item>
              <text:p text:style-name="P36"><text:span text:style-name="T36_1">Responsividad</text:span><text:span text:style-name="T36_2"><text:s/></text:span><text:span text:style-name="T36_3">con</text:span><text:span text:style-name="T36_4"><text:s/></text:span><text:span text:style-name="T36_5">puro</text:span><text:span text:style-name="T36_6"><text:s/></text:span><text:span text:style-name="T36_7">css</text:span><text:span text:style-name="T36_8">,<text:s/></text:span><text:span text:style-name="T36_9">nada</text:span><text:span text:style-name="T36_10"><text:s/></text:span><text:span text:style-name="T36_11">de</text:span><text:span text:style-name="T36_12"><text:s/></text:span><text:span text:style-name="T36_13">frameworks</text:span></text:p>
            </text:list-item>
          </text:list>
        </text:list-item>
      </text:list>
      <text:p text:style-name="P37"><text:span text:style-name="T37_1">Jueves</text:span><text:span text:style-name="T37_2">:</text:span><text:span text:style-name="T37_3"><text:s/></text:span><text:span text:style-name="T37_4">ARLETTE</text:span></text:p>
      <text:list text:style-name="LS5" xml:id="list29">
        <text:list-item>
          <text:p text:style-name="P38"><text:span text:style-name="T38_1">Bootstrap</text:span><text:span text:style-name="T38_2"><text:s/></text:span><text:span text:style-name="T38_3">vs</text:span><text:span text:style-name="T38_4"><text:s/></text:span><text:span text:style-name="T38_5">Foundation</text:span><text:span text:style-name="T38_6"><text:s/></text:span></text:p>
        </text:list-item>
        <text:list-item>
          <text:p text:style-name="P39"><text:span text:style-name="T39_1">Uso</text:span><text:span text:style-name="T39_2"><text:s/></text:span><text:span text:style-name="T39_3">de</text:span><text:span text:style-name="T39_4"><text:s/></text:span><text:span text:style-name="T39_5">bootstrap</text:span><text:span text:style-name="T39_6"><text:s/></text:span></text:p>
          <text:list>
            <text:list-item>
              <text:p text:style-name="P40"><text:span text:style-name="T40_1">Descargar</text:span><text:span text:style-name="T40_2"><text:s/></text:span><text:span text:style-name="T40_3">los</text:span><text:span text:style-name="T40_4"><text:s/></text:span><text:span text:style-name="T40_5">css</text:span><text:span text:style-name="T40_6"><text:s/></text:span><text:span text:style-name="T40_7">y</text:span><text:span text:style-name="T40_8"><text:s/></text:span><text:span text:style-name="T40_9">agregando</text:span><text:span text:style-name="T40_10"><text:s/></text:span><text:span text:style-name="T40_11">el</text:span><text:span text:style-name="T40_12"><text:s/></text:span><text:span text:style-name="T40_13">link</text:span><text:span text:style-name="T40_14"><text:s/></text:span></text:p>
            </text:list-item>
            <text:list-item>
              <text:p text:style-name="P41"><text:span text:style-name="T41_1">Espacio</text:span><text:span text:style-name="T41_2"><text:s/></text:span><text:span text:style-name="T41_3">en</text:span><text:span text:style-name="T41_4"><text:s/></text:span><text:span text:style-name="T41_5">la</text:span><text:span text:style-name="T41_6"><text:s/></text:span><text:span text:style-name="T41_7">pantalla</text:span></text:p>
            </text:list-item>
            <text:list-item>
              <text:p text:style-name="P42"><text:span text:style-name="T42_1">Responsividad</text:span><text:span text:style-name="T42_2"><text:s/></text:span><text:span text:style-name="T42_3">de</text:span><text:span text:style-name="T42_4"><text:s/></text:span><text:span text:style-name="T42_5">bootstrap</text:span><text:span text:style-name="T42_6"><text:s/>(</text:span><text:span text:style-name="T42_7">como</text:span><text:span text:style-name="T42_8"><text:s/></text:span><text:span text:style-name="T42_9">funciona</text:span><text:span text:style-name="T42_10">)</text:span></text:p>
            </text:list-item>
            <text:list-item>
              <text:p text:style-name="P43"><text:span text:style-name="T43_1">Componentes</text:span><text:span text:style-name="T43_2"><text:s/></text:span><text:span text:style-name="T43_3">Básicos</text:span></text:p>
            </text:list-item>
          </text:list>
        </text:list-item>
      </text:list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0_1">Viernes</text:span><text:span text:style-name="T50_2">:<text:s/></text:span><text:span text:style-name="T50_3">JULIO</text:span><text:span text:style-name="T50_4"><text:s/></text:span><text:span text:style-name="T50_5">CESAR</text:span></text:p>
      <text:list text:style-name="LS6" xml:id="list35">
        <text:list-item>
          <text:p text:style-name="P51"><text:span text:style-name="T51_1">Dominios</text:span></text:p>
        </text:list-item>
        <text:list-item>
          <text:p text:style-name="P52"><text:span text:style-name="T52_1">Hospedaje</text:span><text:span text:style-name="T52_2"><text:s/></text:span><text:span text:style-name="T52_3">Web</text:span></text:p>
        </text:list-item>
        <text:list-item>
          <text:p text:style-name="P53"><text:span text:style-name="T53_1">PHP</text:span></text:p>
          <text:list>
            <text:list-item>
              <text:p text:style-name="P54"><text:span text:style-name="T54_1">Sensibilidad</text:span><text:span text:style-name="T54_2"><text:s/></text:span><text:span text:style-name="T54_3">a</text:span><text:span text:style-name="T54_4"><text:s/></text:span><text:span text:style-name="T54_5">mayúsculas</text:span><text:span text:style-name="T54_6">,<text:s/></text:span><text:span text:style-name="T54_7">espacios</text:span><text:span text:style-name="T54_8">,<text:s/></text:span><text:span text:style-name="T54_9">que</text:span><text:span text:style-name="T54_10"><text:s/></text:span><text:span text:style-name="T54_11">es</text:span><text:span text:style-name="T54_12">,<text:s/></text:span><text:span text:style-name="T54_13">instalación</text:span><text:span text:style-name="T54_14">,<text:s/></text:span><text:span text:style-name="T54_15">para</text:span><text:span text:style-name="T54_16"><text:s/></text:span><text:span text:style-name="T54_17">que</text:span><text:span text:style-name="T54_18"><text:s/></text:span><text:span text:style-name="T54_19">sirve</text:span><text:span text:style-name="T54_20">,<text:s/></text:span><text:span text:style-name="T54_21">etc</text:span><text:span text:style-name="T54_22">.</text:span></text:p>
            </text:list-item>
          </text:list>
        </text:list-item>
      </text:list>
      <text:list text:style-name="LS7" xml:id="list39">
        <text:list-item>
          <text:p text:style-name="P55"><text:span text:style-name="T55_1">Incluir</text:span><text:span text:style-name="T55_2"><text:s/></text:span><text:span text:style-name="T55_3">código</text:span><text:span text:style-name="T55_4"><text:s/></text:span><text:span text:style-name="T55_5">php</text:span><text:span text:style-name="T55_6"><text:s/></text:span><text:span text:style-name="T55_7">embebido</text:span><text:span text:style-name="T55_8"><text:s/></text:span><text:span text:style-name="T55_9">y</text:span><text:span text:style-name="T55_10"><text:s/></text:span><text:span text:style-name="T55_11">no</text:span><text:span text:style-name="T55_12"><text:s/></text:span><text:span text:style-name="T55_13">embebido</text:span><text:span text:style-name="T55_14"><text:s/></text:span></text:p>
        </text:list-item>
        <text:list-item>
          <text:p text:style-name="P56"><text:span text:style-name="T56_1">Tipo</text:span><text:span text:style-name="T56_2"><text:s/></text:span><text:span text:style-name="T56_3">de</text:span><text:span text:style-name="T56_4"><text:s/></text:span><text:span text:style-name="T56_5">datos</text:span><text:span text:style-name="T56_6">,<text:s/></text:span><text:span text:style-name="T56_7">tipo</text:span><text:span text:style-name="T56_8"><text:s/></text:span><text:span text:style-name="T56_9">de</text:span><text:span text:style-name="T56_10"><text:s text:c="2"/></text:span><text:span text:style-name="T56_11">variables</text:span><text:span text:style-name="T56_12"><text:s/></text:span><text:span text:style-name="T56_13">y</text:span><text:span text:style-name="T56_14"><text:s/></text:span><text:span text:style-name="T56_15">su</text:span><text:span text:style-name="T56_16"><text:s/></text:span><text:span text:style-name="T56_17">declaración</text:span></text:p>
        </text:list-item>
        <text:list-item>
          <text:p text:style-name="P57"><text:span text:style-name="T57_1">Declaración</text:span><text:span text:style-name="T57_2"><text:s/></text:span><text:span text:style-name="T57_3">y</text:span><text:span text:style-name="T57_4"><text:s/></text:span><text:span text:style-name="T57_5">uso</text:span><text:span text:style-name="T57_6"><text:s/></text:span><text:span text:style-name="T57_7">de</text:span><text:span text:style-name="T57_8"><text:s/></text:span><text:span text:style-name="T57_9">funciones</text:span><text:span text:style-name="T57_10"><text:s text:c="2"/></text:span></text:p>
          <text:list>
            <text:list-item>
              <text:p text:style-name="P58"><text:span text:style-name="T58_1">Funciones</text:span><text:span text:style-name="T58_2"><text:s/></text:span><text:span text:style-name="T58_3">anónimas</text:span><text:span text:style-name="T58_4"><text:s/></text:span></text:p>
            </text:list-item>
            <text:list-item>
              <text:p text:style-name="P59"><text:span text:style-name="T59_1">Paso</text:span><text:span text:style-name="T59_2"><text:s/></text:span><text:span text:style-name="T59_3">por</text:span><text:span text:style-name="T59_4"><text:s/></text:span><text:span text:style-name="T59_5">referencia</text:span><text:span text:style-name="T59_6"><text:s/></text:span></text:p>
            </text:list-item>
          </text:list>
        </text:list-item>
        <text:list-item>
          <text:p text:style-name="P60"><text:span text:style-name="T60_1">Include</text:span></text:p>
        </text:list-item>
      </text:list>
      <text:p text:style-name="P61"/>
      <text:p text:style-name="P62"><text:span text:style-name="T62_1">Segunda</text:span><text:span text:style-name="T62_2"><text:s/></text:span><text:span text:style-name="T62_3">semana</text:span><text:span text:style-name="T62_4"><text:s/>(</text:span><text:span text:style-name="T62_5">JavaScript</text:span><text:span text:style-name="T62_6">,<text:s/></text:span><text:span text:style-name="T62_7">JQuery</text:span><text:span text:style-name="T62_8"><text:s/></text:span><text:span text:style-name="T62_9">y</text:span><text:span text:style-name="T62_10"><text:s/></text:span><text:span text:style-name="T62_11">Ajax</text:span><text:span text:style-name="T62_12">)</text:span></text:p>
      <text:p text:style-name="P63"><text:span text:style-name="T63_1">Lunes</text:span><text:span text:style-name="T63_2"><text:s/>(</text:span><text:span text:style-name="T63_3">php</text:span><text:span text:style-name="T63_4">):<text:s/></text:span><text:span text:style-name="T63_5">DON</text:span><text:span text:style-name="T63_6"><text:s/></text:span><text:span text:style-name="T63_7">ALDO</text:span><text:span text:style-name="T63_8"><text:s/></text:span><text:span text:style-name="T63_9">Y</text:span><text:span text:style-name="T63_10"><text:s/></text:span><text:span text:style-name="T63_11">JULIO</text:span><text:span text:style-name="T63_12"><text:s/></text:span><text:span text:style-name="T63_13">CESAR</text:span></text:p>
      <text:list text:style-name="LS8" xml:id="list45">
        <text:list-item>
          <text:p text:style-name="P64"><text:span text:style-name="T64_1">Objetos</text:span></text:p>
          <text:list>
            <text:list-item>
              <text:p text:style-name="P65"><text:span text:style-name="T65_1">Creando</text:span><text:span text:style-name="T65_2"><text:s/></text:span><text:span text:style-name="T65_3">una</text:span><text:span text:style-name="T65_4"><text:s/></text:span><text:span text:style-name="T65_5">clase</text:span></text:p>
            </text:list-item>
            <text:list-item>
              <text:p text:style-name="P66"><text:span text:style-name="T66_1">Declaración</text:span><text:span text:style-name="T66_2"><text:s/></text:span><text:span text:style-name="T66_3">de</text:span><text:span text:style-name="T66_4"><text:s/></text:span><text:span text:style-name="T66_5">objetos</text:span><text:span text:style-name="T66_6"><text:s/></text:span><text:span text:style-name="T66_7">y</text:span><text:span text:style-name="T66_8"><text:s/></text:span><text:span text:style-name="T66_9">uso</text:span><text:span text:style-name="T66_10"><text:s/></text:span><text:span text:style-name="T66_11">de</text:span><text:span text:style-name="T66_12"><text:s/></text:span><text:span text:style-name="T66_13">ellos</text:span><text:span text:style-name="T66_14"><text:s/></text:span></text:p>
            </text:list-item>
          </text:list>
        </text:list-item>
        <text:list-item>
          <text:p text:style-name="P67"><text:span text:style-name="T67_1">Introducción</text:span><text:span text:style-name="T67_2"><text:s/></text:span><text:span text:style-name="T67_3">a</text:span><text:span text:style-name="T67_4"><text:s/></text:span><text:span text:style-name="T67_5">MYsql</text:span></text:p>
          <text:list>
            <text:list-item>
              <text:p text:style-name="P68"><text:span text:style-name="T68_1">Conectar</text:span><text:span text:style-name="T68_2"><text:s/></text:span><text:span text:style-name="T68_3">a</text:span><text:span text:style-name="T68_4"><text:s/></text:span><text:span text:style-name="T68_5">un</text:span><text:span text:style-name="T68_6"><text:s/></text:span><text:span text:style-name="T68_7">servidor</text:span><text:span text:style-name="T68_8"><text:s/></text:span><text:span text:style-name="T68_9">no</text:span><text:span text:style-name="T68_10"><text:s/></text:span><text:span text:style-name="T68_11">local</text:span><text:span text:style-name="T68_12"><text:s/></text:span></text:p>
            </text:list-item>
            <text:list-item>
              <text:p text:style-name="P69"><text:span text:style-name="T69_1">CRUD</text:span><text:span text:style-name="T69_2"><text:s/></text:span><text:span text:style-name="T69_3">en</text:span><text:span text:style-name="T69_4"><text:s/></text:span><text:span text:style-name="T69_5">una</text:span><text:span text:style-name="T69_6"><text:s/></text:span><text:span text:style-name="T69_7">base</text:span><text:span text:style-name="T69_8"><text:s/></text:span><text:span text:style-name="T69_9">de</text:span><text:span text:style-name="T69_10"><text:s/></text:span><text:span text:style-name="T69_11">datos</text:span><text:span text:style-name="T69_12"><text:s/></text:span></text:p>
            </text:list-item>
            <text:list-item>
              <text:p text:style-name="P70"><text:span text:style-name="T70_1">Manejo</text:span><text:span text:style-name="T70_2"><text:s/></text:span><text:span text:style-name="T70_3">de</text:span><text:span text:style-name="T70_4"><text:s/></text:span><text:span text:style-name="T70_5">sesiones</text:span><text:span text:style-name="T70_6"><text:s text:c="2"/></text:span></text:p>
            </text:list-item>
          </text:list>
        </text:list-item>
      </text:list>
      <text:p text:style-name="P71"><text:span text:style-name="T71_1">Martes</text:span><text:span text:style-name="T71_2">:<text:s/></text:span><text:span text:style-name="T71_3">ARLETTE</text:span><text:span text:style-name="T71_4"><text:s/></text:span><text:span text:style-name="T71_5">Y</text:span><text:span text:style-name="T71_6"><text:s/></text:span><text:span text:style-name="T71_7">LUCARIO</text:span></text:p>
      <text:list text:style-name="LS9" xml:id="list52">
        <text:list-item>
          <text:p text:style-name="P72"><text:span text:style-name="T72_1">Qué</text:span><text:span text:style-name="T72_2"><text:s/></text:span><text:span text:style-name="T72_3">es</text:span><text:span text:style-name="T72_4"><text:s/></text:span><text:span text:style-name="T72_5">javascript</text:span><text:span text:style-name="T72_6">?</text:span></text:p>
        </text:list-item>
        <text:list-item>
          <text:p text:style-name="P73"><text:span text:style-name="T73_1">Scripts</text:span><text:span text:style-name="T73_2"><text:s/></text:span><text:span text:style-name="T73_3">internos</text:span><text:span text:style-name="T73_4"><text:s/></text:span><text:span text:style-name="T73_5">y</text:span><text:span text:style-name="T73_6"><text:s/></text:span><text:span text:style-name="T73_7">externos</text:span></text:p>
        </text:list-item>
        <text:list-item>
          <text:p text:style-name="P74"><text:span text:style-name="T74_1">Convenciones</text:span></text:p>
        </text:list-item>
        <text:list-item>
          <text:p text:style-name="P75"><text:span text:style-name="T75_1">Sentencias</text:span><text:span text:style-name="T75_2"><text:s/></text:span><text:span text:style-name="T75_3">y</text:span><text:span text:style-name="T75_4"><text:s/></text:span><text:span text:style-name="T75_5">expresiones</text:span></text:p>
          <text:list>
            <text:list-item>
              <text:p text:style-name="P76"><text:span text:style-name="T76_1">Diferencias</text:span><text:span text:style-name="T76_2"><text:s/></text:span><text:span text:style-name="T76_3">y</text:span><text:span text:style-name="T76_4"><text:s/></text:span><text:span text:style-name="T76_5">ejemplos</text:span><text:span text:style-name="T76_6"><text:s text:c="2"/></text:span></text:p>
            </text:list-item>
          </text:list>
        </text:list-item>
        <text:list-item>
          <text:p text:style-name="P77"><text:span text:style-name="T77_1">Variables</text:span></text:p>
        </text:list-item>
        <text:list-item>
          <text:p text:style-name="P78"><text:span text:style-name="T78_1">Operadores</text:span><text:span text:style-name="T78_2"><text:s/></text:span></text:p>
        </text:list-item>
        <text:list-item>
          <text:p text:style-name="P79"><text:span text:style-name="T79_1">Funciones</text:span><text:span text:style-name="T79_2"><text:s/></text:span></text:p>
        </text:list-item>
        <text:list-item>
          <text:p text:style-name="P80"><text:span text:style-name="T80_1">Dialog</text:span><text:span text:style-name="T80_2"><text:s/></text:span><text:span text:style-name="T80_3">Boxes</text:span></text:p>
        </text:list-item>
      </text:list>
      <text:p text:style-name="P81"><text:span text:style-name="T81_1">Miércoles</text:span><text:span text:style-name="T81_2">:<text:s/></text:span><text:span text:style-name="T81_3">DON</text:span><text:span text:style-name="T81_4"><text:s/></text:span><text:span text:style-name="T81_5">ALDO</text:span><text:span text:style-name="T81_6"><text:s/></text:span><text:span text:style-name="T81_7">Y</text:span><text:span text:style-name="T81_8"><text:s/></text:span><text:span text:style-name="T81_9">JULIO</text:span><text:span text:style-name="T81_10"><text:s/></text:span><text:span text:style-name="T81_11">CESAR</text:span></text:p>
      <text:list text:style-name="LS10" xml:id="list61">
        <text:list-item>
          <text:p text:style-name="P82"><text:span text:style-name="T82_1">Date</text:span><text:span text:style-name="T82_2"><text:s/></text:span><text:span text:style-name="T82_3">and</text:span><text:span text:style-name="T82_4"><text:s/></text:span><text:span text:style-name="T82_5">Time</text:span></text:p>
        </text:list-item>
        <text:list-item>
          <text:p text:style-name="P83"><text:span text:style-name="T83_1">Manejo</text:span><text:span text:style-name="T83_2"><text:s/></text:span><text:span text:style-name="T83_3">de</text:span><text:span text:style-name="T83_4"><text:s/></text:span><text:span text:style-name="T83_5">Eventos</text:span></text:p>
          <text:list>
            <text:list-item>
              <text:p text:style-name="P84"><text:span text:style-name="T84_1">Teclado</text:span></text:p>
              <text:list>
                <text:list-item>
                  <text:p text:style-name="P85"><text:span text:style-name="T85_1">se</text:span><text:span text:style-name="T85_2"><text:s/></text:span><text:span text:style-name="T85_3">presione</text:span><text:span text:style-name="T85_4"><text:s/></text:span><text:span text:style-name="T85_5">alguna</text:span><text:span text:style-name="T85_6"><text:s/></text:span><text:span text:style-name="T85_7">tecla</text:span></text:p>
                </text:list-item>
              </text:list>
            </text:list-item>
            <text:list-item>
              <text:p text:style-name="P86"><text:span text:style-name="T86_1">Mouse</text:span></text:p>
              <text:list>
                <text:list-item>
                  <text:p text:style-name="P87"><text:span text:style-name="T87_1">movimiento</text:span></text:p>
                </text:list-item>
                <text:list-item>
                  <text:p text:style-name="P88"><text:span text:style-name="T88_1">scroll</text:span></text:p>
                </text:list-item>
                <text:list-item>
                  <text:p text:style-name="P89"><text:span text:style-name="T89_1">focus</text:span></text:p>
                </text:list-item>
              </text:list>
            </text:list-item>
          </text:list>
        </text:list-item>
        <text:list-item>
          <text:p text:style-name="P90"><text:span text:style-name="T90_1">Obtener</text:span><text:span text:style-name="T90_2"><text:s/></text:span><text:span text:style-name="T90_3">y</text:span><text:span text:style-name="T90_4"><text:s/></text:span><text:span text:style-name="T90_5">Manejar</text:span><text:span text:style-name="T90_6"><text:s/></text:span><text:span text:style-name="T90_7">valores</text:span><text:span text:style-name="T90_8"><text:s/></text:span><text:span text:style-name="T90_9">de</text:span><text:span text:style-name="T90_10"><text:s/></text:span><text:span text:style-name="T90_11">formularios</text:span></text:p>
        </text:list-item>
        <text:list-item>
          <text:p text:style-name="P91"><text:span text:style-name="T91_1">Validar</text:span><text:span text:style-name="T91_2"><text:s/></text:span><text:span text:style-name="T91_3">un</text:span><text:span text:style-name="T91_4"><text:s/></text:span><text:span text:style-name="T91_5">determinado</text:span><text:span text:style-name="T91_6"><text:s/></text:span><text:span text:style-name="T91_7">buscador</text:span><text:span text:style-name="T91_8"><text:s/></text:span></text:p>
        </text:list-item>
      </text:list>
      <text:p text:style-name="P92"/>
      <text:p text:style-name="P93"><text:span text:style-name="T93_1">Jueves</text:span><text:span text:style-name="T93_2">:</text:span><text:span text:style-name="T93_3">ARLETTE</text:span><text:span text:style-name="T93_4"><text:s/></text:span><text:span text:style-name="T93_5">Y</text:span><text:span text:style-name="T93_6"><text:s/></text:span><text:span text:style-name="T93_7">LUCARIO</text:span></text:p>
      <text:list text:style-name="LS10" xml:id="list71">
        <text:list-item>
          <text:p text:style-name="P94"><text:span text:style-name="T94_1">cookies</text:span></text:p>
          <text:list>
            <text:list-item>
              <text:p text:style-name="P95"><text:span text:style-name="T95_1">Qué</text:span><text:span text:style-name="T95_2"><text:s/></text:span><text:span text:style-name="T95_3">son</text:span><text:span text:style-name="T95_4"><text:s/></text:span><text:span text:style-name="T95_5">las</text:span><text:span text:style-name="T95_6"><text:s/></text:span><text:span text:style-name="T95_7">cookies</text:span></text:p>
            </text:list-item>
            <text:list-item>
              <text:p text:style-name="P96"><text:span text:style-name="T96_1">manejo</text:span><text:span text:style-name="T96_2"><text:s/></text:span><text:span text:style-name="T96_3">de</text:span><text:span text:style-name="T96_4"><text:s/></text:span><text:span text:style-name="T96_5">cookies</text:span></text:p>
            </text:list-item>
          </text:list>
        </text:list-item>
        <text:list-item>
          <text:p text:style-name="P97"><text:span text:style-name="T97_1">Document</text:span><text:span text:style-name="T97_2"><text:s/></text:span><text:span text:style-name="T97_3">Object</text:span><text:span text:style-name="T97_4"><text:s/></text:span><text:span text:style-name="T97_5">Model</text:span><text:span text:style-name="T97_6"><text:s text:c="2"/></text:span><text:span text:style-name="T97_7">DOM</text:span></text:p>
          <text:list>
            <text:list-item>
              <text:p text:style-name="P98"><text:span text:style-name="T98_1">Window</text:span><text:span text:style-name="T98_2"><text:s/></text:span><text:span text:style-name="T98_3">object</text:span></text:p>
            </text:list-item>
            <text:list-item>
              <text:p text:style-name="P99"><text:span text:style-name="T99_1">Document</text:span><text:span text:style-name="T99_2"><text:s/></text:span><text:span text:style-name="T99_3">object</text:span></text:p>
            </text:list-item>
          </text:list>
        </text:list-item>
      </text:list>
      <text:list text:style-name="LS11" xml:id="list77">
        <text:list-item>
          <text:p text:style-name="P100"><text:span text:style-name="T100_1">Qué</text:span><text:span text:style-name="T100_2"><text:s/></text:span><text:span text:style-name="T100_3">es</text:span><text:span text:style-name="T100_4"><text:s/></text:span><text:span text:style-name="T100_5">JQuery</text:span><text:span text:style-name="T100_6">?<text:s/>(</text:span><text:span text:style-name="T100_7">framework</text:span><text:span text:style-name="T100_8">)</text:span></text:p>
        </text:list-item>
        <text:list-item>
          <text:p text:style-name="P101"><text:span text:style-name="T101_1">Agregar</text:span><text:span text:style-name="T101_2"><text:s/></text:span><text:span text:style-name="T101_3">Jquery</text:span><text:span text:style-name="T101_4"><text:s/></text:span><text:span text:style-name="T101_5">localmente</text:span><text:span text:style-name="T101_6"><text:s/></text:span><text:span text:style-name="T101_7">y</text:span><text:span text:style-name="T101_8"><text:s/></text:span><text:span text:style-name="T101_9">de</text:span><text:span text:style-name="T101_10"><text:s/></text:span><text:span text:style-name="T101_11">un</text:span><text:span text:style-name="T101_12"><text:s/></text:span><text:span text:style-name="T101_13">servidor</text:span><text:span text:style-name="T101_14"><text:s/></text:span><text:span text:style-name="T101_15">externo</text:span><text:span text:style-name="T101_16">(</text:span><text:span text:style-name="T101_17">link</text:span><text:span text:style-name="T101_18"><text:s/></text:span><text:span text:style-name="T101_19">completo</text:span><text:span text:style-name="T101_20">)</text:span></text:p>
        </text:list-item>
        <text:list-item>
          <text:p text:style-name="P102"><text:span text:style-name="T102_1">Manipulacion</text:span><text:span text:style-name="T102_2"><text:s/></text:span><text:span text:style-name="T102_3">DOM</text:span></text:p>
          <text:list>
            <text:list-item>
              <text:p text:style-name="P103"><text:span text:style-name="T103_1">.</text:span><text:span text:style-name="T103_2">attr</text:span><text:span text:style-name="T103_3">()</text:span></text:p>
            </text:list-item>
            <text:list-item>
              <text:p text:style-name="P104"><text:span text:style-name="T104_1">$(</text:span><text:span text:style-name="T104_2">document</text:span><text:span text:style-name="T104_3">).</text:span><text:span text:style-name="T104_4">ready</text:span><text:span text:style-name="T104_5">(</text:span><text:span text:style-name="T104_6">function</text:span><text:span text:style-name="T104_7">){}</text:span></text:p>
            </text:list-item>
          </text:list>
        </text:list-item>
        <text:list-item>
          <text:p text:style-name="P105"><text:span text:style-name="T105_1">Seleccionar</text:span><text:span text:style-name="T105_2"><text:s/></text:span><text:span text:style-name="T105_3">elementos</text:span><text:span text:style-name="T105_4"><text:s/></text:span><text:span text:style-name="T105_5">en</text:span><text:span text:style-name="T105_6"><text:s/></text:span><text:span text:style-name="T105_7">Jquery</text:span></text:p>
        </text:list-item>
        <text:list-item>
          <text:p text:style-name="P106"><text:span text:style-name="T106_1">Manipular</text:span><text:span text:style-name="T106_2"><text:s/></text:span><text:span text:style-name="T106_3">y</text:span><text:span text:style-name="T106_4"><text:s/></text:span><text:span text:style-name="T106_5">accesar</text:span><text:span text:style-name="T106_6"><text:s/></text:span><text:span text:style-name="T106_7">a</text:span><text:span text:style-name="T106_8"><text:s/></text:span><text:span text:style-name="T106_9">elementos</text:span><text:span text:style-name="T106_10"><text:s/></text:span><text:span text:style-name="T106_11">css</text:span></text:p>
        </text:list-item>
        <text:list-item>
          <text:p text:style-name="P107"><text:span text:style-name="T107_1">Agregar</text:span><text:span text:style-name="T107_2">,<text:s/></text:span><text:span text:style-name="T107_3">remover</text:span><text:span text:style-name="T107_4"><text:s/></text:span><text:span text:style-name="T107_5">elementos</text:span><text:span text:style-name="T107_6"><text:s/></text:span><text:span text:style-name="T107_7">y</text:span><text:span text:style-name="T107_8"><text:s/></text:span><text:span text:style-name="T107_9">contenido</text:span></text:p>
        </text:list-item>
        <text:list-item>
          <text:p text:style-name="P108"><text:span text:style-name="T108_1">Elementos</text:span><text:span text:style-name="T108_2"><text:s/></text:span><text:span text:style-name="T108_3">Jquery</text:span></text:p>
        </text:list-item>
      </text:list>
      <text:p text:style-name="P109"><text:span text:style-name="T109_1">Viernes</text:span><text:span text:style-name="T109_2">:</text:span><text:span text:style-name="T109_3"><text:s/></text:span><text:span text:style-name="T109_4">ARLETTE</text:span><text:span text:style-name="T109_5"><text:s/></text:span><text:span text:style-name="T109_6">Y</text:span><text:span text:style-name="T109_7"><text:s/></text:span><text:span text:style-name="T109_8">LUCARIO</text:span></text:p>
      <text:list text:style-name="LS12" xml:id="list86">
        <text:list-item>
          <text:p text:style-name="P110"><text:span text:style-name="T110_1">Qué</text:span><text:span text:style-name="T110_2"><text:s/></text:span><text:span text:style-name="T110_3">es</text:span><text:span text:style-name="T110_4"><text:s/></text:span><text:span text:style-name="T110_5">Ajax</text:span><text:span text:style-name="T110_6">?</text:span></text:p>
        </text:list-item>
        <text:list-item>
          <text:p text:style-name="P111"><text:span text:style-name="T111_1">¿</text:span><text:span text:style-name="T111_2">Que</text:span><text:span text:style-name="T111_3"><text:s/></text:span><text:span text:style-name="T111_4">es</text:span><text:span text:style-name="T111_5">?,<text:s/></text:span><text:span text:style-name="T111_6">estándares</text:span><text:span text:style-name="T111_7">,<text:s/></text:span><text:span text:style-name="T111_8">funcionamiento</text:span><text:span text:style-name="T111_9"><text:s/></text:span><text:span text:style-name="T111_10">básico</text:span><text:span text:style-name="T111_11">,<text:s/></text:span><text:span text:style-name="T111_12">y</text:span><text:span text:style-name="T111_13"><text:s/></text:span><text:span text:style-name="T111_14">la</text:span><text:span text:style-name="T111_15"><text:s/></text:span><text:span text:style-name="T111_16">teoría</text:span><text:span text:style-name="T111_17"><text:s/></text:span><text:span text:style-name="T111_18">que</text:span><text:span text:style-name="T111_19"><text:s/></text:span><text:span text:style-name="T111_20">encuentren</text:span><text:span text:style-name="T111_21">,<text:s/></text:span><text:span text:style-name="T111_22">XMLHttpRequest</text:span><text:span text:style-name="T111_23">,</text:span></text:p>
        </text:list-item>
        <text:list-item>
          <text:p text:style-name="P112"><text:span text:style-name="T112_1">Enviar</text:span><text:span text:style-name="T112_2"><text:s/></text:span><text:span text:style-name="T112_3">petición</text:span><text:span text:style-name="T112_4"><text:s/></text:span><text:span text:style-name="T112_5">a</text:span><text:span text:style-name="T112_6"><text:s/></text:span><text:span text:style-name="T112_7">un</text:span><text:span text:style-name="T112_8"><text:s/></text:span><text:span text:style-name="T112_9">servidor</text:span></text:p>
        </text:list-item>
        <text:list-item>
          <text:p text:style-name="P113"><text:span text:style-name="T113_1">Recibir</text:span><text:span text:style-name="T113_2"><text:s/></text:span><text:span text:style-name="T113_3">de</text:span><text:span text:style-name="T113_4"><text:s/></text:span><text:span text:style-name="T113_5">un</text:span><text:span text:style-name="T113_6"><text:s/></text:span><text:span text:style-name="T113_7">servidor</text:span><text:span text:style-name="T113_8"><text:s/></text:span><text:span text:style-name="T113_9">info</text:span></text:p>
          <text:list>
            <text:list-item>
              <text:p text:style-name="P114"><text:span text:style-name="T114_1">Autocomplete</text:span><text:span text:style-name="T114_2"><text:s/></text:span><text:span text:style-name="T114_3">from</text:span><text:span text:style-name="T114_4"><text:s/></text:span><text:span text:style-name="T114_5">a</text:span><text:span text:style-name="T114_6"><text:s/></text:span><text:span text:style-name="T114_7">database</text:span></text:p>
            </text:list-item>
          </text:list>
        </text:list-item>
        <text:list-item>
          <text:p text:style-name="P115"><text:span text:style-name="T115_1">Carrito</text:span><text:span text:style-name="T115_2"><text:s/></text:span><text:span text:style-name="T115_3">compras</text:span></text:p>
        </text:list-item>
        <text:list-item>
          <text:p text:style-name="P116"><text:span text:style-name="T116_1">Google</text:span><text:span text:style-name="T116_2"><text:s/></text:span><text:span text:style-name="T116_3">Map</text:span></text:p>
        </text:list-item>
      </text:list>
      <text:p text:style-name="P117"/>
      <text:p text:style-name="P118"><text:bookmark-start text:name="h.gjdgxs"/><text:bookmark-end text:name="h.gjdgxs"/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><text:span text:style-name="T125_1">EVALUACIÓN</text:span><text:span text:style-name="T125_2">:</text:span></text:p>
      <text:p text:style-name="P126"/>
      <text:p text:style-name="P127"><text:span text:style-name="T127_1">Proyecto</text:span><text:span text:style-name="T127_2"><text:s text:c="4"/>--------------------------<text:s text:c="2"/>80<text:s/>%<text:s/></text:span></text:p>
      <text:p text:style-name="P128"><text:span text:style-name="T128_1">Tareas</text:span><text:span text:style-name="T128_2"><text:s text:c="2"/>-<text:s/>-----------------------------<text:s/>20<text:s/>%</text:span></text:p>
      <text:p text:style-name="P129"/>
      <text:p text:style-name="P130"><text:span text:style-name="T130_1">PROYECTO</text:span><text:span text:style-name="T130_2">:</text:span></text:p>
      <text:p text:style-name="P1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List1Level0" style:family="text">
      <style:text-properties style:font-name="Arial" style:font-name-asian="Arial" style:font-name-complex="Arial" style:text-underline-style="none"/>
    </style:style>
    <style:style style:name="List1Level1" style:family="text">
      <style:text-properties style:font-name="Arial" style:font-name-asian="Arial" style:font-name-complex="Arial" style:text-underline-style="none"/>
    </style:style>
    <style:style style:name="List1Level2" style:family="text">
      <style:text-properties style:font-name="Arial" style:font-name-asian="Arial" style:font-name-complex="Arial" style:text-underline-style="none"/>
    </style:style>
    <style:style style:name="List1Level3" style:family="text">
      <style:text-properties style:font-name="Arial" style:font-name-asian="Arial" style:font-name-complex="Arial" style:text-underline-style="none"/>
    </style:style>
    <style:style style:name="List1Level4" style:family="text">
      <style:text-properties style:font-name="Arial" style:font-name-asian="Arial" style:font-name-complex="Arial" style:text-underline-style="none"/>
    </style:style>
    <style:style style:name="List1Level5" style:family="text">
      <style:text-properties style:font-name="Arial" style:font-name-asian="Arial" style:font-name-complex="Arial" style:text-underline-style="none"/>
    </style:style>
    <style:style style:name="List1Level6" style:family="text">
      <style:text-properties style:font-name="Arial" style:font-name-asian="Arial" style:font-name-complex="Arial" style:text-underline-style="none"/>
    </style:style>
    <style:style style:name="List1Level7" style:family="text">
      <style:text-properties style:font-name="Arial" style:font-name-asian="Arial" style:font-name-complex="Arial" style:text-underline-style="none"/>
    </style:style>
    <style:style style:name="List1Level8" style:family="text">
      <style:text-properties style:font-name="Arial" style:font-name-asian="Arial" style:font-name-complex="Arial"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2Level0" style:family="text">
      <style:text-properties style:font-name="Arial" style:font-name-asian="Arial" style:font-name-complex="Arial" style:text-underline-style="none"/>
    </style:style>
    <style:style style:name="List2Level1" style:family="text">
      <style:text-properties style:font-name="Arial" style:font-name-asian="Arial" style:font-name-complex="Arial" style:text-underline-style="none"/>
    </style:style>
    <style:style style:name="List2Level2" style:family="text">
      <style:text-properties style:font-name="Arial" style:font-name-asian="Arial" style:font-name-complex="Arial" style:text-underline-style="none"/>
    </style:style>
    <style:style style:name="List2Level3" style:family="text">
      <style:text-properties style:font-name="Arial" style:font-name-asian="Arial" style:font-name-complex="Arial" style:text-underline-style="none"/>
    </style:style>
    <style:style style:name="List2Level4" style:family="text">
      <style:text-properties style:font-name="Arial" style:font-name-asian="Arial" style:font-name-complex="Arial" style:text-underline-style="none"/>
    </style:style>
    <style:style style:name="List2Level5" style:family="text">
      <style:text-properties style:font-name="Arial" style:font-name-asian="Arial" style:font-name-complex="Arial" style:text-underline-style="none"/>
    </style:style>
    <style:style style:name="List2Level6" style:family="text">
      <style:text-properties style:font-name="Arial" style:font-name-asian="Arial" style:font-name-complex="Arial" style:text-underline-style="none"/>
    </style:style>
    <style:style style:name="List2Level7" style:family="text">
      <style:text-properties style:font-name="Arial" style:font-name-asian="Arial" style:font-name-complex="Arial" style:text-underline-style="none"/>
    </style:style>
    <style:style style:name="List2Level8" style:family="text">
      <style:text-properties style:font-name="Arial" style:font-name-asian="Arial" style:font-name-complex="Arial"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3Level0" style:family="text">
      <style:text-properties style:font-name="Arial" style:font-name-asian="Arial" style:font-name-complex="Arial" style:text-underline-style="none"/>
    </style:style>
    <style:style style:name="List3Level1" style:family="text">
      <style:text-properties style:font-name="Arial" style:font-name-asian="Arial" style:font-name-complex="Arial" style:text-underline-style="none"/>
    </style:style>
    <style:style style:name="List3Level2" style:family="text">
      <style:text-properties style:font-name="Arial" style:font-name-asian="Arial" style:font-name-complex="Arial" style:text-underline-style="none"/>
    </style:style>
    <style:style style:name="List3Level3" style:family="text">
      <style:text-properties style:font-name="Arial" style:font-name-asian="Arial" style:font-name-complex="Arial" style:text-underline-style="none"/>
    </style:style>
    <style:style style:name="List3Level4" style:family="text">
      <style:text-properties style:font-name="Arial" style:font-name-asian="Arial" style:font-name-complex="Arial" style:text-underline-style="none"/>
    </style:style>
    <style:style style:name="List3Level5" style:family="text">
      <style:text-properties style:font-name="Arial" style:font-name-asian="Arial" style:font-name-complex="Arial" style:text-underline-style="none"/>
    </style:style>
    <style:style style:name="List3Level6" style:family="text">
      <style:text-properties style:font-name="Arial" style:font-name-asian="Arial" style:font-name-complex="Arial" style:text-underline-style="none"/>
    </style:style>
    <style:style style:name="List3Level7" style:family="text">
      <style:text-properties style:font-name="Arial" style:font-name-asian="Arial" style:font-name-complex="Arial" style:text-underline-style="none"/>
    </style:style>
    <style:style style:name="List3Level8" style:family="text">
      <style:text-properties style:font-name="Arial" style:font-name-asian="Arial" style:font-name-complex="Arial"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4Level0" style:family="text">
      <style:text-properties style:font-name="Arial" style:font-name-asian="Arial" style:font-name-complex="Arial" style:text-underline-style="none"/>
    </style:style>
    <style:style style:name="List4Level1" style:family="text">
      <style:text-properties style:font-name="Arial" style:font-name-asian="Arial" style:font-name-complex="Arial" style:text-underline-style="none"/>
    </style:style>
    <style:style style:name="List4Level2" style:family="text">
      <style:text-properties style:font-name="Arial" style:font-name-asian="Arial" style:font-name-complex="Arial" style:text-underline-style="none"/>
    </style:style>
    <style:style style:name="List4Level3" style:family="text">
      <style:text-properties style:font-name="Arial" style:font-name-asian="Arial" style:font-name-complex="Arial" style:text-underline-style="none"/>
    </style:style>
    <style:style style:name="List4Level4" style:family="text">
      <style:text-properties style:font-name="Arial" style:font-name-asian="Arial" style:font-name-complex="Arial" style:text-underline-style="none"/>
    </style:style>
    <style:style style:name="List4Level5" style:family="text">
      <style:text-properties style:font-name="Arial" style:font-name-asian="Arial" style:font-name-complex="Arial" style:text-underline-style="none"/>
    </style:style>
    <style:style style:name="List4Level6" style:family="text">
      <style:text-properties style:font-name="Arial" style:font-name-asian="Arial" style:font-name-complex="Arial" style:text-underline-style="none"/>
    </style:style>
    <style:style style:name="List4Level7" style:family="text">
      <style:text-properties style:font-name="Arial" style:font-name-asian="Arial" style:font-name-complex="Arial" style:text-underline-style="none"/>
    </style:style>
    <style:style style:name="List4Level8" style:family="text">
      <style:text-properties style:font-name="Arial" style:font-name-asian="Arial" style:font-name-complex="Arial"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5Level0" style:family="text">
      <style:text-properties style:font-name="Arial" style:font-name-asian="Arial" style:font-name-complex="Arial" style:text-underline-style="none"/>
    </style:style>
    <style:style style:name="List5Level1" style:family="text">
      <style:text-properties style:font-name="Arial" style:font-name-asian="Arial" style:font-name-complex="Arial" style:text-underline-style="none"/>
    </style:style>
    <style:style style:name="List5Level2" style:family="text">
      <style:text-properties style:font-name="Arial" style:font-name-asian="Arial" style:font-name-complex="Arial" style:text-underline-style="none"/>
    </style:style>
    <style:style style:name="List5Level3" style:family="text">
      <style:text-properties style:font-name="Arial" style:font-name-asian="Arial" style:font-name-complex="Arial" style:text-underline-style="none"/>
    </style:style>
    <style:style style:name="List5Level4" style:family="text">
      <style:text-properties style:font-name="Arial" style:font-name-asian="Arial" style:font-name-complex="Arial" style:text-underline-style="none"/>
    </style:style>
    <style:style style:name="List5Level5" style:family="text">
      <style:text-properties style:font-name="Arial" style:font-name-asian="Arial" style:font-name-complex="Arial" style:text-underline-style="none"/>
    </style:style>
    <style:style style:name="List5Level6" style:family="text">
      <style:text-properties style:font-name="Arial" style:font-name-asian="Arial" style:font-name-complex="Arial" style:text-underline-style="none"/>
    </style:style>
    <style:style style:name="List5Level7" style:family="text">
      <style:text-properties style:font-name="Arial" style:font-name-asian="Arial" style:font-name-complex="Arial" style:text-underline-style="none"/>
    </style:style>
    <style:style style:name="List5Level8" style:family="text">
      <style:text-properties style:font-name="Arial" style:font-name-asian="Arial" style:font-name-complex="Arial"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6Level0" style:family="text">
      <style:text-properties style:font-name="Arial" style:font-name-asian="Arial" style:font-name-complex="Arial" style:text-underline-style="none"/>
    </style:style>
    <style:style style:name="List6Level1" style:family="text">
      <style:text-properties style:font-name="Arial" style:font-name-asian="Arial" style:font-name-complex="Arial" style:text-underline-style="none"/>
    </style:style>
    <style:style style:name="List6Level2" style:family="text">
      <style:text-properties style:font-name="Arial" style:font-name-asian="Arial" style:font-name-complex="Arial" style:text-underline-style="none"/>
    </style:style>
    <style:style style:name="List6Level3" style:family="text">
      <style:text-properties style:font-name="Arial" style:font-name-asian="Arial" style:font-name-complex="Arial" style:text-underline-style="none"/>
    </style:style>
    <style:style style:name="List6Level4" style:family="text">
      <style:text-properties style:font-name="Arial" style:font-name-asian="Arial" style:font-name-complex="Arial" style:text-underline-style="none"/>
    </style:style>
    <style:style style:name="List6Level5" style:family="text">
      <style:text-properties style:font-name="Arial" style:font-name-asian="Arial" style:font-name-complex="Arial" style:text-underline-style="none"/>
    </style:style>
    <style:style style:name="List6Level6" style:family="text">
      <style:text-properties style:font-name="Arial" style:font-name-asian="Arial" style:font-name-complex="Arial" style:text-underline-style="none"/>
    </style:style>
    <style:style style:name="List6Level7" style:family="text">
      <style:text-properties style:font-name="Arial" style:font-name-asian="Arial" style:font-name-complex="Arial" style:text-underline-style="none"/>
    </style:style>
    <style:style style:name="List6Level8" style:family="text">
      <style:text-properties style:font-name="Arial" style:font-name-asian="Arial" style:font-name-complex="Arial"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7Level0" style:family="text">
      <style:text-properties style:font-name="Arial" style:font-name-asian="Arial" style:font-name-complex="Arial" style:text-underline-style="none"/>
    </style:style>
    <style:style style:name="List7Level1" style:family="text">
      <style:text-properties style:font-name="Arial" style:font-name-asian="Arial" style:font-name-complex="Arial" style:text-underline-style="none"/>
    </style:style>
    <style:style style:name="List7Level2" style:family="text">
      <style:text-properties style:font-name="Arial" style:font-name-asian="Arial" style:font-name-complex="Arial" style:text-underline-style="none"/>
    </style:style>
    <style:style style:name="List7Level3" style:family="text">
      <style:text-properties style:font-name="Arial" style:font-name-asian="Arial" style:font-name-complex="Arial" style:text-underline-style="none"/>
    </style:style>
    <style:style style:name="List7Level4" style:family="text">
      <style:text-properties style:font-name="Arial" style:font-name-asian="Arial" style:font-name-complex="Arial" style:text-underline-style="none"/>
    </style:style>
    <style:style style:name="List7Level5" style:family="text">
      <style:text-properties style:font-name="Arial" style:font-name-asian="Arial" style:font-name-complex="Arial" style:text-underline-style="none"/>
    </style:style>
    <style:style style:name="List7Level6" style:family="text">
      <style:text-properties style:font-name="Arial" style:font-name-asian="Arial" style:font-name-complex="Arial" style:text-underline-style="none"/>
    </style:style>
    <style:style style:name="List7Level7" style:family="text">
      <style:text-properties style:font-name="Arial" style:font-name-asian="Arial" style:font-name-complex="Arial" style:text-underline-style="none"/>
    </style:style>
    <style:style style:name="List7Level8" style:family="text">
      <style:text-properties style:font-name="Arial" style:font-name-asian="Arial" style:font-name-complex="Arial"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7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7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7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7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7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7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7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7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8Level0" style:family="text">
      <style:text-properties style:font-name="Arial" style:font-name-asian="Arial" style:font-name-complex="Arial" style:text-underline-style="none"/>
    </style:style>
    <style:style style:name="List8Level1" style:family="text">
      <style:text-properties style:font-name="Arial" style:font-name-asian="Arial" style:font-name-complex="Arial" style:text-underline-style="none"/>
    </style:style>
    <style:style style:name="List8Level2" style:family="text">
      <style:text-properties style:font-name="Arial" style:font-name-asian="Arial" style:font-name-complex="Arial" style:text-underline-style="none"/>
    </style:style>
    <style:style style:name="List8Level3" style:family="text">
      <style:text-properties style:font-name="Arial" style:font-name-asian="Arial" style:font-name-complex="Arial" style:text-underline-style="none"/>
    </style:style>
    <style:style style:name="List8Level4" style:family="text">
      <style:text-properties style:font-name="Arial" style:font-name-asian="Arial" style:font-name-complex="Arial" style:text-underline-style="none"/>
    </style:style>
    <style:style style:name="List8Level5" style:family="text">
      <style:text-properties style:font-name="Arial" style:font-name-asian="Arial" style:font-name-complex="Arial" style:text-underline-style="none"/>
    </style:style>
    <style:style style:name="List8Level6" style:family="text">
      <style:text-properties style:font-name="Arial" style:font-name-asian="Arial" style:font-name-complex="Arial" style:text-underline-style="none"/>
    </style:style>
    <style:style style:name="List8Level7" style:family="text">
      <style:text-properties style:font-name="Arial" style:font-name-asian="Arial" style:font-name-complex="Arial" style:text-underline-style="none"/>
    </style:style>
    <style:style style:name="List8Level8" style:family="text">
      <style:text-properties style:font-name="Arial" style:font-name-asian="Arial" style:font-name-complex="Arial"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9Level0" style:family="text">
      <style:text-properties style:font-name="Arial" style:font-name-asian="Arial" style:font-name-complex="Arial" style:text-underline-style="none"/>
    </style:style>
    <style:style style:name="List9Level1" style:family="text">
      <style:text-properties style:font-name="Arial" style:font-name-asian="Arial" style:font-name-complex="Arial" style:text-underline-style="none"/>
    </style:style>
    <style:style style:name="List9Level2" style:family="text">
      <style:text-properties style:font-name="Arial" style:font-name-asian="Arial" style:font-name-complex="Arial" style:text-underline-style="none"/>
    </style:style>
    <style:style style:name="List9Level3" style:family="text">
      <style:text-properties style:font-name="Arial" style:font-name-asian="Arial" style:font-name-complex="Arial" style:text-underline-style="none"/>
    </style:style>
    <style:style style:name="List9Level4" style:family="text">
      <style:text-properties style:font-name="Arial" style:font-name-asian="Arial" style:font-name-complex="Arial" style:text-underline-style="none"/>
    </style:style>
    <style:style style:name="List9Level5" style:family="text">
      <style:text-properties style:font-name="Arial" style:font-name-asian="Arial" style:font-name-complex="Arial" style:text-underline-style="none"/>
    </style:style>
    <style:style style:name="List9Level6" style:family="text">
      <style:text-properties style:font-name="Arial" style:font-name-asian="Arial" style:font-name-complex="Arial" style:text-underline-style="none"/>
    </style:style>
    <style:style style:name="List9Level7" style:family="text">
      <style:text-properties style:font-name="Arial" style:font-name-asian="Arial" style:font-name-complex="Arial" style:text-underline-style="none"/>
    </style:style>
    <style:style style:name="List9Level8" style:family="text">
      <style:text-properties style:font-name="Arial" style:font-name-asian="Arial" style:font-name-complex="Arial"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9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9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9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9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9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9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9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9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10Level0" style:family="text">
      <style:text-properties style:font-name="Arial" style:font-name-asian="Arial" style:font-name-complex="Arial" style:text-underline-style="none"/>
    </style:style>
    <style:style style:name="List10Level1" style:family="text">
      <style:text-properties style:font-name="Arial" style:font-name-asian="Arial" style:font-name-complex="Arial" style:text-underline-style="none"/>
    </style:style>
    <style:style style:name="List10Level2" style:family="text">
      <style:text-properties style:font-name="Arial" style:font-name-asian="Arial" style:font-name-complex="Arial" style:text-underline-style="none"/>
    </style:style>
    <style:style style:name="List10Level3" style:family="text">
      <style:text-properties style:font-name="Arial" style:font-name-asian="Arial" style:font-name-complex="Arial" style:text-underline-style="none"/>
    </style:style>
    <style:style style:name="List10Level4" style:family="text">
      <style:text-properties style:font-name="Arial" style:font-name-asian="Arial" style:font-name-complex="Arial" style:text-underline-style="none"/>
    </style:style>
    <style:style style:name="List10Level5" style:family="text">
      <style:text-properties style:font-name="Arial" style:font-name-asian="Arial" style:font-name-complex="Arial" style:text-underline-style="none"/>
    </style:style>
    <style:style style:name="List10Level6" style:family="text">
      <style:text-properties style:font-name="Arial" style:font-name-asian="Arial" style:font-name-complex="Arial" style:text-underline-style="none"/>
    </style:style>
    <style:style style:name="List10Level7" style:family="text">
      <style:text-properties style:font-name="Arial" style:font-name-asian="Arial" style:font-name-complex="Arial" style:text-underline-style="none"/>
    </style:style>
    <style:style style:name="List10Level8" style:family="text">
      <style:text-properties style:font-name="Arial" style:font-name-asian="Arial" style:font-name-complex="Arial"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0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0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0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0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0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0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0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0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11Level0" style:family="text">
      <style:text-properties style:font-name="Arial" style:font-name-asian="Arial" style:font-name-complex="Arial" style:text-underline-style="none"/>
    </style:style>
    <style:style style:name="List11Level1" style:family="text">
      <style:text-properties style:font-name="Arial" style:font-name-asian="Arial" style:font-name-complex="Arial" style:text-underline-style="none"/>
    </style:style>
    <style:style style:name="List11Level2" style:family="text">
      <style:text-properties style:font-name="Arial" style:font-name-asian="Arial" style:font-name-complex="Arial" style:text-underline-style="none"/>
    </style:style>
    <style:style style:name="List11Level3" style:family="text">
      <style:text-properties style:font-name="Arial" style:font-name-asian="Arial" style:font-name-complex="Arial" style:text-underline-style="none"/>
    </style:style>
    <style:style style:name="List11Level4" style:family="text">
      <style:text-properties style:font-name="Arial" style:font-name-asian="Arial" style:font-name-complex="Arial" style:text-underline-style="none"/>
    </style:style>
    <style:style style:name="List11Level5" style:family="text">
      <style:text-properties style:font-name="Arial" style:font-name-asian="Arial" style:font-name-complex="Arial" style:text-underline-style="none"/>
    </style:style>
    <style:style style:name="List11Level6" style:family="text">
      <style:text-properties style:font-name="Arial" style:font-name-asian="Arial" style:font-name-complex="Arial" style:text-underline-style="none"/>
    </style:style>
    <style:style style:name="List11Level7" style:family="text">
      <style:text-properties style:font-name="Arial" style:font-name-asian="Arial" style:font-name-complex="Arial" style:text-underline-style="none"/>
    </style:style>
    <style:style style:name="List11Level8" style:family="text">
      <style:text-properties style:font-name="Arial" style:font-name-asian="Arial" style:font-name-complex="Arial" style:text-underline-style="none"/>
    </style:style>
    <text:list-style style:name="LS11">
      <text:list-level-style-bullet text:bullet-char="-" text:style-name="List11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1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1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1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1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1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1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1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1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12Level0" style:family="text">
      <style:text-properties style:font-name="Arial" style:font-name-asian="Arial" style:font-name-complex="Arial" style:text-underline-style="none"/>
    </style:style>
    <style:style style:name="List12Level1" style:family="text">
      <style:text-properties style:font-name="Arial" style:font-name-asian="Arial" style:font-name-complex="Arial" style:text-underline-style="none"/>
    </style:style>
    <style:style style:name="List12Level2" style:family="text">
      <style:text-properties style:font-name="Arial" style:font-name-asian="Arial" style:font-name-complex="Arial" style:text-underline-style="none"/>
    </style:style>
    <style:style style:name="List12Level3" style:family="text">
      <style:text-properties style:font-name="Arial" style:font-name-asian="Arial" style:font-name-complex="Arial" style:text-underline-style="none"/>
    </style:style>
    <style:style style:name="List12Level4" style:family="text">
      <style:text-properties style:font-name="Arial" style:font-name-asian="Arial" style:font-name-complex="Arial" style:text-underline-style="none"/>
    </style:style>
    <style:style style:name="List12Level5" style:family="text">
      <style:text-properties style:font-name="Arial" style:font-name-asian="Arial" style:font-name-complex="Arial" style:text-underline-style="none"/>
    </style:style>
    <style:style style:name="List12Level6" style:family="text">
      <style:text-properties style:font-name="Arial" style:font-name-asian="Arial" style:font-name-complex="Arial" style:text-underline-style="none"/>
    </style:style>
    <style:style style:name="List12Level7" style:family="text">
      <style:text-properties style:font-name="Arial" style:font-name-asian="Arial" style:font-name-complex="Arial" style:text-underline-style="none"/>
    </style:style>
    <style:style style:name="List12Level8" style:family="text">
      <style:text-properties style:font-name="Arial" style:font-name-asian="Arial" style:font-name-complex="Arial" style:text-underline-style="none"/>
    </style:style>
    <text:list-style style:name="LS12">
      <text:list-level-style-bullet text:bullet-char="-" text:style-name="List12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2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2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2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2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2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2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2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2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